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.setDefaultOkHttpWebSocketFactory( WebSocket .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.socket( String uri , 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.socket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.setDefaultOkHttpCallFactory( Call .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.socket( URI uri , Options opt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Options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.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O.socke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